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f40b8" officeooo:paragraph-rsid="000f40b8"/>
    </style:style>
    <style:style style:name="P2" style:family="paragraph" style:parent-style-name="Standard">
      <style:text-properties officeooo:rsid="000fe2aa" officeooo:paragraph-rsid="000fe2aa"/>
    </style:style>
    <style:style style:name="P3" style:family="paragraph" style:parent-style-name="Standard">
      <style:text-properties officeooo:rsid="00114100" officeooo:paragraph-rsid="00114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1:09:01.437631393</meta:creation-date>
    <dc:date>2016-04-19T11:48:19.004803192</dc:date>
    <meta:editing-duration>PT14M5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0.3$Linux_X86_64 LibreOffice_project/5e3e00a007d9b3b6efb6797a8b8e57b51ab1f737</meta:generator>
  </office:meta>
</office:document-meta>
</file>